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end" style:justify-single-word="false"/>
      <style:text-properties fo:font-size="9pt" style:text-underline-style="none" fo:font-weight="normal" officeooo:rsid="0002e612" officeooo:paragraph-rsid="0002e612" style:font-size-asian="9pt" style:font-weight-asian="normal" style:font-size-complex="9pt" style:font-weight-complex="normal"/>
    </style:style>
    <style:style style:name="P2" style:family="paragraph" style:parent-style-name="Standard">
      <style:paragraph-properties fo:text-align="start" style:justify-single-word="false"/>
      <style:text-properties fo:font-size="9pt" style:text-underline-style="none" fo:font-weight="normal" officeooo:rsid="0002e612" officeooo:paragraph-rsid="0003c7d2" style:font-size-asian="9pt" style:font-weight-asian="normal" style:font-size-complex="9pt" style:font-weight-complex="normal"/>
    </style:style>
    <style:style style:name="P3" style:family="paragraph" style:parent-style-name="Standard">
      <style:paragraph-properties fo:text-align="start" style:justify-single-word="false"/>
      <style:text-properties fo:font-size="9pt" style:text-underline-style="none" fo:font-weight="normal" officeooo:rsid="0003c7d2" officeooo:paragraph-rsid="0003c7d2" style:font-size-asian="9pt" style:font-weight-asian="normal" style:font-size-complex="9pt" style:font-weight-complex="normal"/>
    </style:style>
    <style:style style:name="P4" style:family="paragraph" style:parent-style-name="Standard">
      <style:paragraph-properties fo:text-align="start" style:justify-single-word="false"/>
      <style:text-properties fo:font-size="9pt" style:text-underline-style="none" fo:font-weight="normal" officeooo:rsid="0003c7d2" officeooo:paragraph-rsid="0009fcd0" style:font-size-asian="9pt" style:font-weight-asian="normal" style:font-size-complex="9pt" style:font-weight-complex="normal"/>
    </style:style>
    <style:style style:name="P5" style:family="paragraph" style:parent-style-name="Text_20_body" style:master-page-name="">
      <loext:graphic-properties draw:fill="none"/>
      <style:paragraph-properties fo:margin-left="-8.4cm" fo:margin-right="3.701cm" fo:margin-top="0cm" fo:margin-bottom="0.247cm" loext:contextual-spacing="false" fo:line-height="120%" fo:text-indent="-8.2cm" style:auto-text-indent="false" style:page-number="auto" fo:background-color="transparent"/>
      <style:text-properties fo:font-size="9pt" style:font-size-asian="9pt" style:font-size-complex="9pt"/>
    </style:style>
    <style:style style:name="T1" style:family="text">
      <style:text-properties fo:font-style="italic" style:font-style-asian="italic" style:font-style-complex="italic"/>
    </style:style>
    <style:style style:name="T2" style:family="text">
      <style:text-properties officeooo:rsid="000c14a4"/>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HE PROGRESS OF OUR ITSP</text:p>
      <text:p text:style-name="P1"><text:s/><text:span text:style-name="T1">-hand gesture controlled magnetic levitation</text:span></text:p>
      <text:p text:style-name="P1"/>
      <text:p text:style-name="P3">Yo juntaa!!</text:p>
      <text:p text:style-name="P3">In summers of my freshie year me with my friends in ITSP were working on the project in which basically we were trying to control motion of an object by manipulating the magnetic field. The motive was to track the real time mtiion of our hand and make the object to follow it. Basically we were imitating magneto on a small scale. </text:p>
      <text:p text:style-name="P2"/>
      <text:p text:style-name="P4">So initially our plan to go about this project was to make a grid of electromagnets and we would control the magnetic field by controlling the current through each electromagnet basically controlling magnetic field of each electromagnet. To track the motion of handd we were using accelerometer and to interface the electromagnets and accelerometer <text:tab/>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0.106cm" fo:margin-right="10.603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25T01:23:47.647128487</meta:creation-date>
    <meta:generator>LibreOffice/5.1.2.2$Linux_X86_64 LibreOffice_project/10m0$Build-2</meta:generator>
    <dc:date>2016-05-25T15:30:13.453997994</dc:date>
    <meta:editing-duration>PT4H54M48S</meta:editing-duration>
    <meta:editing-cycles>3</meta:editing-cycles>
    <meta:document-statistic meta:table-count="0" meta:image-count="0" meta:object-count="0" meta:page-count="1" meta:paragraph-count="5" meta:word-count="128" meta:character-count="762" meta:non-whitespace-character-count="634"/>
  </office:meta>
</office:document-meta>
</file>